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Predeterminado-title" style:list-style-name="L1">
      <style:graphic-properties draw:fill-color="#2a6099" draw:auto-grow-height="true" fo:min-height="2.629cm" loext:decorative="false"/>
      <style:paragraph-properties style:writing-mode="lr-tb"/>
    </style:style>
    <style:style style:name="pr2" style:family="presentation" style:parent-style-name="Predeterminado-outline1">
      <style:graphic-properties fo:min-height="4.106cm" loext:decorative="false"/>
      <style:paragraph-properties style:writing-mode="lr-tb"/>
    </style:style>
    <style:style style:name="pr3" style:family="presentation" style:parent-style-name="Predeterminado-outline1">
      <style:graphic-properties draw:fill-color="#2a6099" fo:min-height="4.106cm" loext:decorative="false"/>
      <style:paragraph-properties style:writing-mode="lr-tb"/>
    </style:style>
    <style:style style:name="pr4" style:family="presentation" style:parent-style-name="Predeterminado-notes">
      <style:graphic-properties draw:fill-color="#ffffff" fo:min-height="12.572cm" loext:decorative="false"/>
      <style:paragraph-properties style:writing-mode="lr-tb"/>
    </style:style>
    <style:style style:name="pr5" style:family="presentation" style:parent-style-name="Predeterminado-title" style:list-style-name="L1">
      <style:graphic-properties draw:fill-color="#2a6099" draw:auto-grow-height="true" fo:min-height="2.629cm" loext:decorative="false"/>
      <style:paragraph-properties style:writing-mode="lr-tb"/>
    </style:style>
    <style:style style:name="pr6" style:family="presentation" style:parent-style-name="Predeterminado-outline1">
      <style:graphic-properties fo:min-height="8.884cm" loext:decorative="false"/>
      <style:paragraph-properties style:writing-mode="lr-tb"/>
    </style:style>
    <style:style style:name="P1" style:family="paragraph">
      <style:paragraph-properties fo:margin-left="0cm" fo:margin-right="0cm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Noto Sans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-color="#2a6099"/>
      <style:paragraph-properties fo:margin-left="0cm" fo:margin-right="0cm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Noto Sans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text-properties fo:font-size="22pt" style:font-size-asian="22pt" style:font-size-complex="22pt"/>
    </style:style>
    <style:style style:name="P4" style:family="paragraph">
      <loext:graphic-properties draw:fill-color="#2a6099"/>
      <style:text-properties fo:font-size="22pt" style:font-size-asian="22pt" style:font-size-complex="2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2a6099" loext:opacity="100%" fo:font-size="22pt" style:font-size-asian="22pt" style:font-size-complex="22pt"/>
    </style:style>
    <style:style style:name="T5" style:family="text">
      <style:text-properties fo:color="#000000" loext:opacity="100%" fo:font-size="20pt" style:font-size-asian="20pt" style:font-size-complex="20pt"/>
    </style:style>
    <style:style style:name="T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4">
        <draw:frame presentation:style-name="pr1" draw:text-style-name="P2" draw:layer="layout" svg:width="25.199cm" svg:height="2.629cm" svg:x="1.4cm" svg:y="0.628cm" presentation:class="title">
          <draw:text-box>
            <text:p text:style-name="P1">¡Hola!</text:p>
          </draw:text-box>
        </draw:frame>
        <draw:frame presentation:style-name="pr2" draw:layer="layout" svg:width="25.199cm" svg:height="4.356cm" svg:x="1.4cm" svg:y="3.685cm" presentation:class="outline" presentation:user-transformed="true">
          <draw:text-box>
            <text:list text:style-name="L2">
              <text:list-header>
                <text:p><text:span text:style-name="T1">Ahora es momento de que </text:span><text:span text:style-name="T1">pongas a prueba tus </text:span><text:span text:style-name="T1">conocimientos.</text:span><text:line-break/><text:span text:style-name="T2">Te invito a que realices el reto de </text:span><text:span text:style-name="T2">la semana. Recuerda que una vez </text:span><text:span text:style-name="T2">que lo resuelvas deberás </text:span><text:span text:style-name="T2">compartirlo y socializarlo con tus </text:span><text:span text:style-name="T2">compañeros en la sección de </text:span><text:span text:style-name="T2">equipos </text:span><text:span text:style-name="T3">a través del canal </text:span><text:span text:style-name="T3">general </text:span></text:p>
              </text:list-header>
            </text:list>
          </draw:text-box>
        </draw:frame>
        <draw:frame presentation:style-name="pr3" draw:text-style-name="P4" draw:layer="layout" svg:width="25.199cm" svg:height="4.356cm" svg:x="1.4cm" svg:y="8.456cm" presentation:class="outline" presentation:user-transformed="true">
          <draw:text-box>
            <text:list text:style-name="L2">
              <text:list-header>
                <text:p text:style-name="P3"><text:span text:style-name="T4">Reto de la semana</text:span></text:p>
                <text:p text:style-name="P3"><text:span text:style-name="T5">En la actualidad, python es un </text:span><text:span text:style-name="T5">lenguaje de programación </text:span><text:span text:style-name="T5">presente en muchos procesos </text:span><text:span text:style-name="T5">necesarios para el desarrollo de </text:span><text:span text:style-name="T5">productos y la generación de </text:span><text:span text:style-name="T5">información </text:span><text:span text:style-name="T5"><text:line-break/></text:span><text:span text:style-name="T5">Como sabes, tiene grandes </text:span><text:span text:style-name="T5">aplicaciones, pero, a ti ¿para que </text:span><text:span text:style-name="T5">se te ocurre usar python?</text:span><text:span text:style-name="T4"><text:line-break/></text:span><text:span text:style-name="T4"/></text:p>
              </text:list-header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5" draw:text-style-name="P2" draw:layer="layout" svg:width="25.199cm" svg:height="2.629cm" svg:x="1.4cm" svg:y="0.628cm" presentation:class="title">
          <draw:text-box>
            <text:p text:style-name="P1">Python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header>
                <text:p>Aplicaciones y usos</text:p>
                <text:p><text:span text:style-name="T6">Las aplicaciones que </text:span><text:span text:style-name="T6">podría tener python en el </text:span><text:span text:style-name="T6">uso diario pudieran ser, </text:span><text:span text:style-name="T6">desde aplicaciones para </text:span><text:span text:style-name="T6">uso personal hasta uso </text:span><text:span text:style-name="T6">domestico, dese </text:span><text:span text:style-name="T6">aplicaciones para control </text:span><text:span text:style-name="T6">de gastos, hasta </text:span><text:span text:style-name="T6">calendarios para </text:span><text:span text:style-name="T6">servicios del hogar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3T18:19:45.722991581</meta:creation-date>
    <meta:print-date>2025-04-23T19:57:22.238414931</meta:print-date>
    <meta:printed-by>Archivos PDF</meta:printed-by>
    <dc:date>2025-04-23T19:59:05.920799615</dc:date>
    <meta:editing-duration>PT1M43S</meta:editing-duration>
    <meta:editing-cycles>1</meta:editing-cycles>
    <meta:document-statistic meta:object-count="30"/>
    <meta:generator>LibreOffice/24.2.7.2$Linux_X86_64 LibreOffice_project/420$Build-2</meta:generator>
  </office:meta>
</office:document-meta>
</file>